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P5" style:family="paragraph" style:parent-style-name="Text_20_body">
      <style:text-properties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top="0cm" fo:margin-bottom="0.212cm"/>
    </style:style>
    <style:style style:name="P7" style:family="paragraph" style:parent-style-name="Text_20_body">
      <style:paragraph-properties fo:margin-top="0cm" fo:margin-bottom="0.212cm"/>
      <style:text-properties fo:language="en" fo:country="US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Text_20_body">
      <style:paragraph-properties fo:text-align="start" style:justify-single-word="false"/>
      <style:text-properties style:font-name="Times New Roman3" fo:font-size="14pt"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" style:family="text">
      <style:text-properties style:font-name="Times New Roman" fo:font-weight="bold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/>
    </style:style>
    <style:style style:name="T8" style:family="text">
      <style:text-properties fo:language="en" fo:country="US"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71cm" draw:z-index="0"><draw:image xlink:href="../../odt_eng/images/3013.png" xlink:type="simple" xlink:show="embed" xlink:actuate="onLoad"/></draw:frame></text:p>
          </table:table-cell>
          <table:table-cell table:style-name="Table1.B1" office:value-type="string">
            <text:h text:style-name="P8" text:outline-level="1">Bidirectional bus (input)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559cm" draw:z-index="0"><draw:image xlink:href="../../odt_eng/images/3013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The unit </text:span><text:span text:style-name="T1">is vectorized </text:span><text:span text:style-name="T2">and intended to create a bidirectional communication line.</text:span></text:p>
            <text:p text:style-name="P7">The unit has named input and output signals (by default one input signal is named as <text:span text:style-name="T4">A</text:span> and one output signal is named as <text:span text:style-name="T3">B</text:span>), and bidirectional port of <text:span text:style-name="T5">data bus </text:span>type (multi-core line) named as <text:span text:style-name="T3">MAIN</text:span>.</text:p>
            <text:p text:style-name="P6"><text:span text:style-name="T6">The unit is applied together with the </text:span><text:span text:style-name="T7">Bidirectional bus (output) </text:span><text:span text:style-name="T6">unit.</text:span> <text:span text:style-name="T6">When two such units are interconnected via the bidirectional port </text:span><text:span text:style-name="T8">MAIN</text:span><text:span text:style-name="T6">, mutual transmission of input signal is carried out from one unit to the output signal of the other:</text:span></text:p>
            <text:p text:style-name="P4"><draw:frame draw:style-name="fr2" draw:name="Графический объект3" text:anchor-type="as-char" svg:width="12.568cm" svg:height="5.345cm" draw:z-index="0"><draw:image xlink:href="../../odt_eng/images/3013_a.PNG" xlink:type="simple" xlink:show="embed" xlink:actuate="onLoad"/></draw:frame></text:p>
            <text:p text:style-name="P9">The user by himself can edit the number and type of signals transmitted and received via bidirectional data bu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вунаправленная шина (вход)</dc:title>
    <dc:date>2012-03-05T21:11:40.66</dc:date>
    <meta:editing-cycles>79</meta:editing-cycles>
    <meta:editing-duration>PT3H33S</meta:editing-duration>
    <dc:creator>Александр </dc:creator>
    <meta:document-statistic meta:table-count="1" meta:image-count="3" meta:object-count="0" meta:page-count="1" meta:paragraph-count="10" meta:word-count="115" meta:character-count="680"/>
    <meta:user-defined meta:name="Поле 1"/>
    <meta:user-defined meta:name="Поле 2"/>
    <meta:user-defined meta:name="Поле 3"/>
    <meta:user-defined meta:name="Поле 4"/>
  </office:meta>
</office:document-meta>
</file>